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float" office:value="0.0511983" calcext:value-type="float">
            <text:p>0,0511983</text:p>
          </table:table-cell>
          <table:table-cell/>
        </table:table-row>
        <table:table-row table:style-name="ro2">
          <table:table-cell office:value-type="float" office:value="0.0507757" calcext:value-type="float">
            <text:p>0,0507757</text:p>
          </table:table-cell>
          <table:table-cell table:style-name="ce2" table:formula="of:=AVERAGE([.A1:.A10])" office:value-type="float" office:value="0.05133158" calcext:value-type="float">
            <text:p>0,05133158</text:p>
          </table:table-cell>
        </table:table-row>
        <table:table-row table:style-name="ro1">
          <table:table-cell office:value-type="float" office:value="0.051682" calcext:value-type="float">
            <text:p>0,051682</text:p>
          </table:table-cell>
          <table:table-cell/>
        </table:table-row>
        <table:table-row table:style-name="ro2">
          <table:table-cell office:value-type="float" office:value="0.0514538" calcext:value-type="float">
            <text:p>0,0514538</text:p>
          </table:table-cell>
          <table:table-cell table:style-name="ce3" table:formula="of:=STDEVPA([.A1:.A10])" office:value-type="float" office:value="0.000285433564249197" calcext:value-type="float">
            <text:p>0,0002854336</text:p>
          </table:table-cell>
        </table:table-row>
        <table:table-row table:style-name="ro1">
          <table:table-cell office:value-type="float" office:value="0.0517134" calcext:value-type="float">
            <text:p>0,0517134</text:p>
          </table:table-cell>
          <table:table-cell/>
        </table:table-row>
        <table:table-row table:style-name="ro1">
          <table:table-cell office:value-type="float" office:value="0.0514745" calcext:value-type="float">
            <text:p>0,0514745</text:p>
          </table:table-cell>
          <table:table-cell/>
        </table:table-row>
        <table:table-row table:style-name="ro1">
          <table:table-cell office:value-type="float" office:value="0.0514743" calcext:value-type="float">
            <text:p>0,0514743</text:p>
          </table:table-cell>
          <table:table-cell/>
        </table:table-row>
        <table:table-row table:style-name="ro1">
          <table:table-cell office:value-type="float" office:value="0.051247" calcext:value-type="float">
            <text:p>0,051247</text:p>
          </table:table-cell>
          <table:table-cell/>
        </table:table-row>
        <table:table-row table:style-name="ro1">
          <table:table-cell office:value-type="float" office:value="0.0513598" calcext:value-type="float">
            <text:p>0,0513598</text:p>
          </table:table-cell>
          <table:table-cell/>
        </table:table-row>
        <table:table-row table:style-name="ro1">
          <table:table-cell office:value-type="float" office:value="0.050937" calcext:value-type="float">
            <text:p>0,0509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23:23:32.863819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8T00:27:55.154445367</dc:date>
    <dc:creator>George </dc:creator>
    <meta:editing-duration>PT1H55M9S</meta:editing-duration>
    <meta:editing-cycles>12</meta:editing-cycles>
    <meta:generator>LibreOffice/5.0.3.2$Linux_X86_64 LibreOffice_project/00m0$Build-2</meta:generator>
    <meta:document-statistic meta:table-count="1" meta:cell-count="12" meta:object-count="0"/>
  </office:meta>
</office:document-meta>
</file>